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2" draw:layer="layout" svg:width="3.605cm" svg:height="1.119cm" svg:x="6.426cm" svg:y="4.688cm">
          <draw:text-box>
            <text:p><text:span text:style-name="T1">Problem</text:span></text:p>
          </draw:text-box>
        </draw:frame>
        <draw:frame draw:style-name="gr1" draw:text-style-name="P1" draw:id="id1" draw:layer="layout" svg:width="3.173cm" svg:height="1.119cm" svg:x="2.642cm" svg:y="7.267cm">
          <draw:text-box>
            <text:p><text:span text:style-name="T1">Review</text:span></text:p>
          </draw:text-box>
        </draw:frame>
        <draw:frame draw:style-name="gr2" draw:text-style-name="P1" draw:id="id3" draw:layer="layout" svg:width="3.431cm" svg:height="1.119cm" svg:x="10.465cm" svg:y="7.267cm">
          <draw:text-box>
            <text:p><text:span text:style-name="T1">Options</text:span></text:p>
          </draw:text-box>
        </draw:frame>
        <draw:frame draw:style-name="gr1" draw:text-style-name="P1" draw:id="id4" draw:layer="layout" svg:width="4.727cm" svg:height="1.119cm" svg:x="5.865cm" svg:y="10.041cm">
          <draw:text-box>
            <text:p><text:span text:style-name="T1">Experiment</text:span></text:p>
          </draw:text-box>
        </draw:frame>
        <draw:connector draw:style-name="gr3" draw:text-style-name="P2" draw:layer="layout" draw:type="curve" svg:x1="4.228cm" svg:y1="7.267cm" svg:x2="6.426cm" svg:y2="5.247cm" draw:start-shape="id1" draw:start-glue-point="0" draw:end-shape="id2" draw:end-glue-point="3" svg:d="m4228 7267c0-1347 732-2020 2198-2020">
          <text:p/>
        </draw:connector>
        <draw:connector draw:style-name="gr3" draw:text-style-name="P2" draw:layer="layout" draw:type="curve" svg:x1="10.031cm" svg:y1="5.247cm" svg:x2="12.18cm" svg:y2="7.267cm" draw:start-shape="id2" draw:start-glue-point="1" draw:end-shape="id3" draw:end-glue-point="0" svg:d="m10031 5247c1433 0 2149 673 2149 2020">
          <text:p/>
        </draw:connector>
        <draw:connector draw:style-name="gr3" draw:text-style-name="P2" draw:layer="layout" draw:type="curve" svg:x1="12.18cm" svg:y1="8.386cm" svg:x2="10.592cm" svg:y2="10.6cm" draw:start-shape="id3" draw:start-glue-point="2" draw:end-shape="id4" draw:end-glue-point="1" svg:d="m12180 8386c0 1476-529 2214-1588 2214">
          <text:p/>
        </draw:connector>
        <draw:connector draw:style-name="gr3" draw:text-style-name="P2" draw:layer="layout" draw:type="curve" svg:x1="5.865cm" svg:y1="10.6cm" svg:x2="4.228cm" svg:y2="8.386cm" draw:start-shape="id4" draw:start-glue-point="3" draw:end-shape="id1" draw:end-glue-point="2" svg:d="m5865 10600c-1092 0-1637-738-1637-2214">
          <text:p/>
        </draw:connector>
        <draw:frame draw:style-name="gr1" draw:text-style-name="P3" draw:layer="layout" svg:width="6.839cm" svg:height="1.673cm" svg:x="6.94cm" svg:y="11.951cm">
          <draw:text-box>
            <text:p text:style-name="P3">From “Agile Coaching”</text:p>
            <text:p text:style-name="P3">(a very good book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0-10-04T19:47:20</meta:creation-date>
    <dc:date>2010-10-04T19:54:44</dc:date>
    <dc:creator>Hamlet D'Arcy</dc:creator>
    <meta:editing-duration>PT00H07M27S</meta:editing-duration>
    <meta:editing-cycles>1</meta:editing-cycles>
    <meta:document-statistic meta:object-count="9"/>
    <meta:generator>OpenOffice.org/3.2$Unix OpenOffice.org_project/320m12$Build-9483</meta:generator>
  </office:meta>
</office:document-meta>
</file>